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>
      <loext:graphic-properties draw:fill="solid" draw:fill-color="#2a6099"/>
    </style:style>
    <style:style style:name="P2" style:family="paragraph">
      <style:paragraph-properties fo:text-align="justify"/>
    </style:style>
    <style:style style:name="P3" style:family="paragraph">
      <loext:graphic-properties draw:fill="none" draw:fill-color="#ffffff"/>
      <style:paragraph-properties style:writing-mode="lr-tb"/>
      <style:text-properties style:font-name="Ubuntu" fo:font-size="15pt" style:font-size-asian="15pt" style:font-size-complex="15pt"/>
    </style:style>
    <style:style style:name="P4" style:family="paragraph">
      <style:paragraph-properties style:writing-mode="lr-tb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 draw:fill-color="#2a6099"/>
      <style:paragraph-properties style:writing-mode="lr-tb"/>
      <style:text-properties fo:color="#ffffff" loext:opacity="100%" style:font-name="Ubuntu" fo:font-size="15pt" style:font-size-asian="15pt" style:font-size-complex="15pt"/>
    </style:style>
    <style:style style:name="P7" style:family="paragraph">
      <loext:graphic-properties draw:fill="solid" draw:fill-color="#2a6099"/>
      <style:paragraph-properties style:writing-mode="lr-tb"/>
      <style:text-properties fo:color="#ffffff" loext:opacity="100%" style:font-name="Ubuntu"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2a6099" loext:opacity="100%" style:font-name="Ubuntu" fo:font-size="15pt" fo:font-weight="bold" style:font-size-asian="15pt" style:font-weight-asian="bold" style:font-size-complex="15pt" style:font-weight-complex="bold"/>
    </style:style>
    <style:style style:name="T2" style:family="text">
      <style:text-properties fo:color="#333333" loext:opacity="100%" style:font-name="Ubuntu" fo:font-size="13pt" fo:font-weight="normal" style:font-size-asian="13pt" style:font-weight-asian="normal" style:font-size-complex="13pt" style:font-weight-complex="normal"/>
    </style:style>
    <style:style style:name="T3" style:family="text">
      <style:text-properties fo:color="#333333" loext:opacity="100%" style:font-name="Ubuntu" fo:font-size="13pt" style:font-size-asian="13pt" style:font-size-complex="13pt"/>
    </style:style>
    <style:style style:name="T4" style:family="text">
      <style:text-properties style:font-name="Ubuntu" fo:font-size="13pt" style:font-size-asian="13pt" style:font-size-complex="13pt"/>
    </style:style>
    <style:style style:name="T5" style:family="text">
      <style:text-properties fo:color="#2a6099" loext:opacity="100%" style:font-name="Ubuntu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ffffff" loext:opacity="100%" style:font-name="Ubuntu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ffffff" loext:opacity="100%" style:font-name="Ubuntu" fo:font-size="15pt" style:font-size-asian="15pt" style:font-size-complex="15pt"/>
    </style:style>
    <style:style style:name="T8" style:family="text">
      <style:text-properties fo:color="#ffffff" loext:opacity="100%" style:font-name="Ubuntu" fo:font-size="15pt" fo:font-weight="bold" style:font-size-asian="15pt" style:font-weight-asian="bold" style:font-size-complex="15pt" style:font-weight-complex="bold"/>
    </style:style>
    <style:style style:name="gr1" style:family="graphic">
      <style:graphic-properties draw:stroke="none" svg:stroke-color="#000000" draw:fill="solid" draw:fill-color="#2a6099" fo:min-height="0.35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a933" draw:fill="none" draw:fill-color="#ffffff" fo:min-height="0.8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a933" draw:fill="none" draw:fill-color="#ffffff" fo:min-height="1.00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a933" draw:fill="none" draw:fill-color="#ffffff" fo:min-height="3.96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a933" draw:fill="none" draw:fill-color="#ffffff" fo:min-height="1.3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10.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3465a4" draw:fill="solid" draw:fill-color="#2a6099" fo:min-height="11.25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solid" draw:fill-color="#2a6099" fo:min-height="11.6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0" draw:name="Text Frame 1" draw:style-name="gr8" draw:text-style-name="P7" svg:width="2.8949in" svg:height="11.6925in" svg:x="-0.8516in" svg:y="-0.7874in"><draw:text-box><text:p/></draw:text-box></draw:frame><draw:frame text:anchor-type="paragraph" draw:z-index="1" draw:name="Text Frame 2" draw:style-name="gr7" draw:text-style-name="P6" svg:width="2.5732in" svg:height="11.2504in" svg:x="-0.6327in" svg:y="-0.5783in"><draw:text-box><text:p><text:span text:style-name="T6"/></text:p><text:p><text:span text:style-name="T6"/></text:p><text:p><text:span text:style-name="T6">INFORMACIÓN DE CONTACTO</text:span></text:p><text:p><text:span text:style-name="T7"/></text:p><text:p><text:span text:style-name="T8">Email</text:span></text:p><text:p><text:span text:style-name="T7">mjavierrt14@gmail.com</text:span></text:p><text:p><text:span text:style-name="T7"/></text:p><text:p><text:span text:style-name="T8">Dirección: </text:span><text:span text:style-name="T7"><text:line-break/></text:span><text:span text:style-name="T7">Ibarra, Ecuador</text:span></text:p><text:p><text:span text:style-name="T7"/></text:p><text:p><text:span text:style-name="T8">Teléfono:</text:span><text:span text:style-name="T7"><text:line-break/></text:span><text:span text:style-name="T7">+593 99 262 3321</text:span></text:p><text:p><text:span text:style-name="T7"/></text:p><text:p><text:span text:style-name="T7"/></text:p><text:p><text:span text:style-name="T6"/></text:p><text:p><text:span text:style-name="T6"/></text:p><text:p><text:span text:style-name="T6">HABILIDADES</text:span></text:p><text:p><text:span text:style-name="T7"/></text:p><text:p><text:span text:style-name="T7">Full stack developer</text:span></text:p><text:p><text:span text:style-name="T7"/></text:p><text:p><text:span text:style-name="T7">SCRUM</text:span></text:p><text:p><text:span text:style-name="T7"/></text:p><text:p><text:span text:style-name="T7">BDD</text:span></text:p><text:p><text:span text:style-name="T7"/></text:p><text:p><text:span text:style-name="T7">Empatía</text:span></text:p><text:p><text:span text:style-name="T7"/></text:p><text:p><text:span text:style-name="T7">Pensamiento lógico</text:span></text:p><text:p><text:span text:style-name="T7"/></text:p><text:p><text:span text:style-name="T7">Capacidad de análisis</text:span></text:p><text:p><text:span text:style-name="T7"/></text:p><text:p><text:span text:style-name="T7">Iniciativas para compartir con el equipo</text:span></text:p><text:p><text:span text:style-name="T7"/></text:p><text:p><text:span text:style-name="T7">Pasión por enseñar</text:span></text:p><text:p><text:span text:style-name="T7"/></text:p><text:p><text:span text:style-name="T7">Inglés intermedio - avanzado</text:span></text:p></draw:text-box></draw:frame><draw:frame text:anchor-type="paragraph" draw:z-index="2" draw:name="Text Frame 3" draw:style-name="gr6" draw:text-style-name="P5" svg:width="5.1252in" svg:height="10.7504in" svg:x="2.211in" svg:y="-0.1618in"><draw:text-box><text:p/></draw:text-box></draw:frame><draw:frame text:anchor-type="paragraph" draw:z-index="3" draw:name="Text Frame 4" draw:style-name="gr5" draw:text-style-name="P3" svg:width="5.1252in" svg:height="1.3232in" svg:x="2.211in" svg:y="-0.1618in"><draw:text-box><text:p><text:span text:style-name="T5">MARLON JAVIER RUIZ TARUCHAIN</text:span></text:p><text:p><text:span text:style-name="T3">Backend &amp; Web Developer</text:span></text:p><text:p><text:span text:style-name="T3"/></text:p></draw:text-box></draw:frame><draw:frame text:anchor-type="paragraph" draw:z-index="4" draw:name="Text Frame 5" draw:style-name="gr4" draw:text-style-name="P3" svg:width="5.126in" svg:height="4.3795in" svg:x="2.2102in" svg:y="0.661in"><draw:text-box><text:p><text:span text:style-name="T1">Perfil</text:span></text:p><text:p text:style-name="P2"><text:span text:style-name="T4">Soy un programador con 4 años de experiencia trabajando con</text:span></text:p><text:p text:style-name="P2"><text:span text:style-name="T4">tecnologías como HTML, CSS, JavaScript, Web frameworks,</text:span></text:p><text:p text:style-name="P2"><text:span text:style-name="T4">ReactJS, Amplify y Apollo Client.</text:span></text:p><text:p text:style-name="P2"><text:span text:style-name="T4"/></text:p><text:p text:style-name="P2"><text:span text:style-name="T4">En el lado de back-end, tengo una sólida experiencia trabajando con Python. He utilizado frameworks como Flask y Django, herramientas como Jinja, SQLAlchemy para <text:s/>interactuar con bases de datos SQL como MySQL y PostgreSQL. También tengo conocimientos en GraphQL,</text:span></text:p><text:p text:style-name="P2"><text:span text:style-name="T4">específicamente con la biblioteca Graphene-SQLAlchemy, para crear APIs flexibles y robustas. Además, utilizo Docker, que me permite desplegar aplicaciones de forma rápida y eficiente.</text:span></text:p><text:p text:style-name="P2"><text:span text:style-name="T4"/></text:p><text:p text:style-name="P2"><text:span text:style-name="T4">Además uso Git como sistema de control de versiones.</text:span></text:p><text:p text:style-name="P2"><text:span text:style-name="T4"/></text:p><text:p text:style-name="P2"><text:span text:style-name="T4">Mi formación y experiencia me permiten crear trabajos de alta calidad, mi flexibilidad y capacidad para afrontar los cambios, mi resistencia durante situaciones difíciles y desafiantes, y estoy siempre interesado en ampliar mis conocimientos y habilidades tecnológicas.</text:span></text:p></draw:text-box></draw:frame><draw:frame text:anchor-type="paragraph" draw:z-index="5" draw:name="Text Frame 6" draw:style-name="gr3" draw:text-style-name="P3" svg:width="5.126in" svg:height="1.0043in" svg:x="2.2102in" svg:y="6.3673in"><draw:text-box><text:p><text:span text:style-name="T1">BITPROY (2021 <text:s/>- 2023)</text:span></text:p><text:p text:style-name="P2"><text:span text:style-name="T2">Desarrollador full stack y desarrollo de aplicaciones móviles híbridas con React Native – Expo. Supervisor de proyectos Back-end, Web y Móviles usando Jira, Slack y Figma</text:span></text:p></draw:text-box></draw:frame><draw:frame text:anchor-type="paragraph" draw:z-index="6" draw:name="Text Frame 8" draw:style-name="gr2" draw:text-style-name="P3" svg:width="5.126in" svg:height="0.8614in" svg:x="2.211in" svg:y="5.2654in"><draw:text-box><text:p text:style-name="P4"><text:span text:style-name="T1">FREELANCER (2019 - 2021)</text:span></text:p><text:p text:style-name="P4"><text:span text:style-name="T3">Back-end y programador web usando tecnologías como HTML, CSS, Git, <text:s/>JavasCript, React, Apollo </text:span><text:span text:style-name="T3">Client y Python, Jinja, Flask, GraphQL</text:span></text:p></draw:text-box></draw:frame><draw:frame text:anchor-type="paragraph" draw:z-index="7" draw:name="Text Frame 9" draw:style-name="gr2" draw:text-style-name="P3" svg:width="5.126in" svg:height="0.8024in" svg:x="2.2736in" svg:y="7.5445in"><draw:text-box><text:p><text:span text:style-name="T1">Portafolio</text:span></text:p><text:p text:style-name="P2"><text:span text:style-name="T2"><text:a xlink:href="https://marlon-rt14.github.io/" xlink:type="simple">https://marlon-rt14.github.io</text:a></text:span></text:p><text:p text:style-name="P2"><text:span text:style-name="T2"/></text:p></draw:text-box></draw:frame><draw:frame text:anchor-type="paragraph" draw:z-index="8" draw:name="Text Frame 10" draw:style-name="gr1" draw:text-style-name="P1" svg:width="8.2677in" svg:height="0.3543in" svg:x="-0.9661in" svg:y="-0.7874in"><draw:text-box><text:p/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4T16:55:27.521206760</meta:creation-date>
    <dc:date>2023-06-19T22:28:49.671325503</dc:date>
    <meta:editing-duration>PT1H6M50S</meta:editing-duration>
    <meta:editing-cycles>13</meta:editing-cycles>
    <meta:generator>LibreOffice/7.3.7.2$Linux_X86_64 LibreOffice_project/3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